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3.493cm"/>
    </style:style>
    <style:style style:name="Table2.C" style:family="table-column">
      <style:table-column-properties style:column-width="10.292cm"/>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C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C2" style:family="table-cell">
      <style:table-cell-properties fo:padding="0.097cm" fo:border-left="0.5pt solid #000000" fo:border-right="0.5pt solid #000000" fo:border-top="none" fo:border-bottom="0.5pt solid #000000" style:writing-mode="page"/>
    </style:style>
    <style:style style:name="Table2.C3" style:family="table-cell">
      <style:table-cell-properties fo:padding="0.097cm" fo:border-left="0.5pt solid #000000" fo:border-right="0.5pt solid #000000" fo:border-top="none" fo:border-bottom="0.5pt solid #000000" style:writing-mode="page"/>
    </style:style>
    <style:style style:name="Table2.C4" style:family="table-cell">
      <style:table-cell-properties fo:padding="0.097cm" fo:border-left="0.5pt solid #000000" fo:border-right="0.5pt solid #000000" fo:border-top="none" fo:border-bottom="0.5pt solid #000000" style:writing-mode="page"/>
    </style:style>
    <style:style style:name="Table2.C5" style:family="table-cell">
      <style:table-cell-properties fo:padding="0.097cm" fo:border-left="0.5pt solid #000000" fo:border-right="0.5pt solid #000000" fo:border-top="none" fo:border-bottom="0.5pt solid #000000" style:writing-mode="page"/>
    </style:style>
    <style:style style:name="Table2.C6" style:family="table-cell">
      <style:table-cell-properties fo:padding="0.097cm" fo:border-left="0.5pt solid #000000" fo:border-right="0.5pt solid #000000" fo:border-top="none" fo:border-bottom="0.5pt solid #000000" style:writing-mode="page"/>
    </style:style>
    <style:style style:name="Table2.C7" style:family="table-cell">
      <style:table-cell-properties fo:padding="0.097cm" fo:border-left="0.5pt solid #000000" fo:border-right="0.5pt solid #000000" fo:border-top="none" fo:border-bottom="0.5pt solid #000000" style:writing-mode="page"/>
    </style:style>
    <style:style style:name="Table2.C8" style:family="table-cell">
      <style:table-cell-properties fo:padding="0.097cm" fo:border-left="0.5pt solid #000000" fo:border-right="0.5pt solid #000000" fo:border-top="none" fo:border-bottom="0.5pt solid #000000" style:writing-mode="page"/>
    </style:style>
    <style:style style:name="Table2.C9" style:family="table-cell">
      <style:table-cell-properties fo:padding="0.097cm" fo:border-left="0.5pt solid #000000" fo:border-right="0.5pt solid #000000" fo:border-top="none" fo:border-bottom="0.5pt solid #000000" style:writing-mode="page"/>
    </style:style>
    <style:style style:name="Table2.C10" style:family="table-cell">
      <style:table-cell-properties fo:padding="0.097cm" fo:border-left="0.5pt solid #000000" fo:border-right="0.5pt solid #000000" fo:border-top="none" fo:border-bottom="0.5pt solid #000000" style:writing-mode="page"/>
    </style:style>
    <style:style style:name="Table2.C11" style:family="table-cell">
      <style:table-cell-properties fo:padding="0.097cm" fo:border-left="0.5pt solid #000000" fo:border-right="0.5pt solid #000000" fo:border-top="none" fo:border-bottom="0.5pt solid #000000" style:writing-mode="page"/>
    </style:style>
    <style:style style:name="Table2.C1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text-properties style:font-name="Droid Sans"/>
    </style:style>
    <style:style style:name="P3" style:family="paragraph" style:parent-style-name="Table_20_Contents">
      <style:paragraph-properties fo:text-align="center" style:justify-single-word="false"/>
      <style:text-properties style:font-name="Droid Sans"/>
    </style:style>
    <style:style style:name="P4" style:family="paragraph" style:parent-style-name="Text_20_body">
      <style:text-properties officeooo:paragraph-rsid="000c7a8f"/>
    </style:style>
    <style:style style:name="P5" style:family="paragraph" style:parent-style-name="Text_20_body">
      <style:text-properties officeooo:paragraph-rsid="000dff42"/>
    </style:style>
    <style:style style:name="P6" style:family="paragraph" style:parent-style-name="Text_20_body">
      <style:text-properties officeooo:paragraph-rsid="0017546a"/>
    </style:style>
    <style:style style:name="P7" style:family="paragraph" style:parent-style-name="Text_20_body">
      <style:text-properties fo:font-style="normal" officeooo:paragraph-rsid="0017546a" style:font-style-asian="normal" style:font-style-complex="normal"/>
    </style:style>
    <style:style style:name="P8" style:family="paragraph" style:parent-style-name="Text_20_body">
      <style:text-properties fo:font-style="normal" officeooo:paragraph-rsid="0031fda5" style:font-style-asian="normal" style:font-style-complex="normal"/>
    </style:style>
    <style:style style:name="P9" style:family="paragraph" style:parent-style-name="Text_20_body">
      <style:text-properties officeooo:paragraph-rsid="001d1fce"/>
    </style:style>
    <style:style style:name="P10" style:family="paragraph" style:parent-style-name="Text_20_body">
      <style:text-properties officeooo:paragraph-rsid="0031fda5"/>
    </style:style>
    <style:style style:name="P11" style:family="paragraph" style:parent-style-name="Signature">
      <style:text-properties officeooo:paragraph-rsid="00283037"/>
    </style:style>
    <style:style style:name="P12" style:family="paragraph" style:parent-style-name="Text_20_body">
      <style:paragraph-properties fo:break-before="page"/>
      <style:text-properties officeooo:paragraph-rsid="001d1fce"/>
    </style:style>
    <style:style style:name="P13" style:family="paragraph" style:parent-style-name="Heading_20_2">
      <style:paragraph-properties fo:break-before="page"/>
    </style:style>
    <style:style style:name="P14" style:family="paragraph" style:parent-style-name="Heading_20_3">
      <style:text-properties officeooo:paragraph-rsid="000c7a8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6502 Basic Outline</text:h>
      <text:h text:style-name="Heading_20_2" text:outline-level="2">Requirements</text:h>
      <text:h text:style-name="Heading_20_3" text:outline-level="3">Free Software</text:h>
      <text:p text:style-name="Text_20_body">Under the MIT license.</text:p>
      <text:h text:style-name="Heading_20_3" text:outline-level="3">Compatibility</text:h>
      <text:p text:style-name="Text_20_body">Should run either on a 6502 , a 65C02 or similar processors.</text:p>
      <text:h text:style-name="Heading_20_3" text:outline-level="3">Modular design</text:h>
      <text:p text:style-name="Text_20_body">Modules should be added or removed independently. Communication with modules is through an X dispatch block e.g. jmp (dispatchTable,x), with one entry point for each module, this allows paging etc. </text:p>
      <text:h text:style-name="Heading_20_3" text:outline-level="3">Modern</text:h>
      <text:p text:style-name="Text_20_body">Should have modern features - Procedures, Local variables, Structures and so on. Three types (int % string $ float #, default variable)</text:p>
      <text:h text:style-name="Heading_20_3" text:outline-level="3">Extensible</text:h>
      <text:p text:style-name="Text_20_body">Should be extensible with system specific functionality.</text:p>
      <text:h text:style-name="Heading_20_2" text:outline-level="2">Modules</text:h>
      <text:p text:style-name="Text_20_body">Code for all optional modules is built in, but can generated an error and have no actual code. All module functionality is accessed through one function, at a slight cost in speed, so that modules can be paged.</text:p>
      <text:h text:style-name="Heading_20_3" text:outline-level="3">Main</text:h>
      <text:p text:style-name="Text_20_body">Main evaluation and execution functions, standard integer functions, normal dispatch tables, standard procedures, variables, locals, structures, basic syntax checking routines.</text:p>
      <text:h text:style-name="P14" text:outline-level="3">Error</text:h>
      <text:p text:style-name="P4">Error handling, which can be localised.</text:p>
      <text:h text:style-name="P14" text:outline-level="3">Device</text:h>
      <text:p text:style-name="P4">External I/O type functionality, System specific functionality.</text:p>
      <text:h text:style-name="P14" text:outline-level="3"><text:soft-page-break/>FloatingPoint (optional)</text:h>
      <text:p text:style-name="Text_20_body">Handles all floating point operations. Code for FP types is built in, but when activated can cause an error.</text:p>
      <text:h text:style-name="Heading_20_3" text:outline-level="3">String (optional)</text:h>
      <text:p text:style-name="Text_20_body">String functions and manager, handles concrete and temporary strings, garbage collection and so on. The default string handling (Atom style) is built in by default however.</text:p>
      <text:h text:style-name="Heading_20_3" text:outline-level="3">Assembler (optional)</text:h>
      <text:p text:style-name="Text_20_body">65(C)02 inline assembler similar to the BBC Micro.</text:p>
      <text:h text:style-name="Heading_20_3" text:outline-level="3">Tokeniser (optional)</text:h>
      <text:p text:style-name="Text_20_body">Line tokenising / detokenising. Contains the text for the keywords, may not be needed for a run-time only system.</text:p>
      <text:h text:style-name="Heading_20_3" text:outline-level="3">Interaction (optional)</text:h>
      <text:p text:style-name="Text_20_body">Code connected with editing, task switching and so on.</text:p>
      <text:h text:style-name="Heading_20_2" text:outline-level="2">Implementation</text:h>
      <text:p text:style-name="P5">All module handlers should use the name of their module, together with a constant which is the name of the module, followed by an underscore followed by the method </text:p>
      <text:p text:style-name="P5">e.g. <text:span text:style-name="T1">editor_deleteline</text:span></text:p>
      <text:p text:style-name="Text_20_body">This should be automatically generated from the files in the module subdirectory, which looks for marks as follows.</text:p>
      <text:p text:style-name="Signature">EditorDeleteLine:<text:tab/>;; &lt;deleteline&gt;</text:p>
      <text:p text:style-name="Text_20_body">These constants will of course be even. A table of them will be created called &lt;module&gt;vectors: so you will end up with</text:p>
      <text:p text:style-name="Signature">editor_deleteline = 0</text:p>
      <text:p text:style-name="Signature">..</text:p>
      <text:p text:style-name="P11">editorhandler:<text:tab/></text:p>
      <text:p text:style-name="P11"><text:tab/><text:tab/>jmp <text:tab/>(editorvectors,x)</text:p>
      <text:p text:style-name="Signature">editorvectors:</text:p>
      <text:p text:style-name="Signature"><text:tab/><text:tab/>.word <text:tab/>EditorDeleteLine <text:tab/><text:tab/></text:p>
      <text:p text:style-name="Text_20_body">for example.</text:p>
      <text:p text:style-name="P9"/>
      <text:p text:style-name="P12">Each module is in its own subdirectory, with a &lt;module&gt;.asm which contains all the module components, which is generated from the module contents (e.g. .asm files other than &lt;module&gt;.asm) .inc files are put up to the start (including module.inc, which appears first)</text:p>
      <text:p text:style-name="P9">Multiple files are assembled in alphabetical order.</text:p>
      <text:p text:style-name="P9">Macros are generated as follows, along with the constants, in &lt;module&gt;.inc</text:p>
      <text:p text:style-name="Signature">Editor_DeleteLine <text:tab/><text:tab/><text:tab/><text:tab/>sets X, calls DeleteLine (one for each function)</text:p>
      <text:p text:style-name="Signature">Editor_Repeat <text:tab/><text:tab/><text:tab/><text:tab/>calls editor without changing X,A or Y</text:p>
      <text:p text:style-name="Text_20_body">The python script that generates these files has an internal list that it uses, as only one list can be used. Note that to allow for multiple device.xxx, the directory is device.xxx but the identifier is system.</text:p>
      <text:p text:style-name="P10">Routines normally prefer A as the first parameter, and Y as the second. Stacks are normally indexed on X, so this stack value is passed in A normally.</text:p>
      <text:p text:style-name="P10">All labels in the module, except general data labels, should begin with the initial letter of the module they are defined in.</text:p>
      <text:h text:style-name="Heading_20_2" text:outline-level="2">Stack</text:h>
      <text:p text:style-name="P8">The stack is the usual design. 6 bytes in sign, and either a 2 byte address (string) 4 byte constant (integer) or 4 byte mantissa and 1 byte exponent (floating point).</text:p>
      <text:p text:style-name="P8">The type byte is : </text:p>
      <text:p text:style-name="P8">Bit 7 : <text:tab/>indicates a reference (1) or constant (0).</text:p>
      <text:p text:style-name="P8">Bit 6 : indicates integer/floating point (0) or string address (1). </text:p>
      <text:p text:style-name="P8">Bits 1..5 : unused, currently 0.</text:p>
      <text:p text:style-name="P8">Bit 0 : indicates <text:s/>integer (0) / floating point (1)</text:p>
      <text:p text:style-name="P8">Note that a reference means something that can accommodate a value, string, fp or int, so while the string may be a reference of itself, this doesn’t mean it is a “storage slot”</text:p>
      <text:h text:style-name="P13" text:outline-level="2">Tokens</text:h>
      <text:h text:style-name="Heading_20_3" text:outline-level="3">Token Grouping</text:h>
      <table:table table:name="Table2" table:style-name="Table2">
        <table:table-column table:style-name="Table2.A"/>
        <table:table-column table:style-name="Table2.B"/>
        <table:table-column table:style-name="Table2.C"/>
        <table:table-row table:style-name="TableLine94665184156768">
          <table:table-cell table:style-name="Table2.A1" office:value-type="string">
            <text:p text:style-name="Table_20_Heading">Group/Token</text:p>
          </table:table-cell>
          <table:table-cell table:style-name="Table2.A1" office:value-type="string">
            <text:p text:style-name="Table_20_Heading">Constant</text:p>
          </table:table-cell>
          <table:table-cell table:style-name="Table2.C1" office:value-type="string">
            <text:p text:style-name="Table_20_Heading">Contents</text:p>
          </table:table-cell>
        </table:table-row>
        <table:table-row table:style-name="TableLine94665184151536">
          <table:table-cell table:style-name="Table2.A2" office:value-type="string">
            <text:p text:style-name="P3">ASCII ($00-$39)</text:p>
          </table:table-cell>
          <table:table-cell table:style-name="Table2.A2" office:value-type="string">
            <text:p text:style-name="P3"/>
          </table:table-cell>
          <table:table-cell table:style-name="Table2.C5" office:value-type="string">
            <text:p text:style-name="P2">Used in identifier $2D (-) is used for underscore , allows A-Z 0-9 . and _</text:p>
          </table:table-cell>
        </table:table-row>
        <table:table-row table:style-name="TableLine94665184181744">
          <table:table-cell table:style-name="Table2.A2" office:value-type="string">
            <text:p text:style-name="P3">Type ($3A-$3F)</text:p>
          </table:table-cell>
          <table:table-cell table:style-name="Table2.A2" office:value-type="string">
            <text:p text:style-name="P3">TOK_[ISR]&lt;ARR&gt;</text:p>
          </table:table-cell>
          <table:table-cell table:style-name="Table2.C5" office:value-type="string">
            <text:p text:style-name="P2">Represent integer,string,real and the appropriate arrays, mark end of identifier. % %( $ $( # #(</text:p>
          </table:table-cell>
        </table:table-row>
        <table:table-row table:style-name="TableLine94665184182560">
          <table:table-cell table:style-name="Table2.A2" office:value-type="string">
            <text:p text:style-name="P3">Constant ($40-$7F)</text:p>
          </table:table-cell>
          <table:table-cell table:style-name="Table2.A2" office:value-type="string">
            <text:p text:style-name="P3"/>
          </table:table-cell>
          <table:table-cell table:style-name="Table2.C5" office:value-type="string">
            <text:p text:style-name="P2">Constant 0-63. Each successive constant shifts this left 6 pixels (in practice, left 8 right 2) and replaces the lower 6 bits. </text:p>
          </table:table-cell>
        </table:table-row>
        <table:table-row table:style-name="TableLine94665184183424">
          <table:table-cell table:style-name="Table2.A2" office:value-type="string">
            <text:p text:style-name="P3">End of Line ($80)</text:p>
          </table:table-cell>
          <table:table-cell table:style-name="Table2.A2" office:value-type="string">
            <text:p text:style-name="P3">TOK_EOL</text:p>
          </table:table-cell>
          <table:table-cell table:style-name="Table2.C5" office:value-type="string">
            <text:p text:style-name="P2">Indicates end of line</text:p>
          </table:table-cell>
        </table:table-row>
        <table:table-row table:style-name="TableLine94665184184480">
          <table:table-cell table:style-name="Table2.A2" office:value-type="string">
            <text:p text:style-name="P3">Token shift ($81-3)</text:p>
          </table:table-cell>
          <table:table-cell table:style-name="Table2.A2" office:value-type="string">
            <text:p text:style-name="P3">TOK_SHIFT1..3</text:p>
          </table:table-cell>
          <table:table-cell table:style-name="Table2.C6" office:value-type="string">
            <text:p text:style-name="P2">Shifts to other token sets, must be followed by $86-$FF</text:p>
          </table:table-cell>
        </table:table-row>
        <table:table-row table:style-name="TableLine94665184186112">
          <table:table-cell table:style-name="Table2.A2" office:value-type="string">
            <text:p text:style-name="P3">FP Constant ($84)</text:p>
          </table:table-cell>
          <table:table-cell table:style-name="Table2.A2" office:value-type="string">
            <text:p text:style-name="P3">TOK_FPC</text:p>
          </table:table-cell>
          <table:table-cell table:style-name="Table2.C7" office:value-type="string">
            <text:p text:style-name="P2">Marks a floating point constant, which is of size TOK_FPC_SIZE bytes including the constant.</text:p>
          </table:table-cell>
        </table:table-row>
        <table:table-row table:style-name="TableLine94665184187520">
          <table:table-cell table:style-name="Table2.A2" office:value-type="string">
            <text:p text:style-name="P3">String ($85)</text:p>
          </table:table-cell>
          <table:table-cell table:style-name="Table2.A2" office:value-type="string">
            <text:p text:style-name="P3">TOK_STR</text:p>
          </table:table-cell>
          <table:table-cell table:style-name="Table2.C8" office:value-type="string">
            <text:p text:style-name="P2">Marks a string, the length of the string follows (0-255 chars), ASCII 32..127 only.</text:p>
          </table:table-cell>
        </table:table-row>
        <table:table-row table:style-name="TableLine94665184188928">
          <table:table-cell table:style-name="Table2.A2" office:value-type="string">
            <text:p text:style-name="P3">Binary Operators</text:p>
          </table:table-cell>
          <table:table-cell table:style-name="Table2.A2" office:value-type="string">
            <text:p text:style-name="P3">TOK_BINARYST</text:p>
          </table:table-cell>
          <table:table-cell table:style-name="Table2.C9" office:value-type="string">
            <text:p text:style-name="P2">Binary operators : and or xor + - * / mod &gt;&gt; &lt;&lt; ^ &gt;= &lt;= = &lt;&gt; &gt; &lt; ! ?</text:p>
          </table:table-cell>
        </table:table-row>
        <table:table-row table:style-name="TableLine94665184190256">
          <table:table-cell table:style-name="Table2.A2" office:value-type="string">
            <text:p text:style-name="P3">Structures</text:p>
          </table:table-cell>
          <table:table-cell table:style-name="Table2.A2" office:value-type="string">
            <text:p text:style-name="P3">TOK_STRUCTST</text:p>
          </table:table-cell>
          <table:table-cell table:style-name="Table2.C11" office:value-type="string">
            <text:p text:style-name="P2">Keywords which affect the structure level.</text:p>
          </table:table-cell>
        </table:table-row>
        <table:table-row table:style-name="TableLine94665184191792">
          <table:table-cell table:style-name="Table2.A2" office:value-type="string">
            <text:p text:style-name="P3">Unary Operators</text:p>
          </table:table-cell>
          <table:table-cell table:style-name="Table2.A2" office:value-type="string">
            <text:p text:style-name="P3">TOK_UNARYST</text:p>
          </table:table-cell>
          <table:table-cell table:style-name="Table2.C11" office:value-type="string">
            <text:p text:style-name="P2">Unary operators (mostly functions), but there are duplicate unaries for ! ? and -. Also ( is a unary function.</text:p>
          </table:table-cell>
        </table:table-row>
        <table:table-row table:style-name="TableLine94665184185216">
          <table:table-cell table:style-name="Table2.A2" office:value-type="string">
            <text:p text:style-name="P3">Keywords/Tokens</text:p>
          </table:table-cell>
          <table:table-cell table:style-name="Table2.A2" office:value-type="string">
            <text:p text:style-name="P3">TOK_TOKENS</text:p>
          </table:table-cell>
          <table:table-cell table:style-name="Table2.C12" office:value-type="string">
            <text:p text:style-name="P2">Other keywords and tokens and syntactic markers, general.</text:p>
          </table:table-cell>
        </table:table-row>
      </table:table>
      <text:p text:style-name="Text_20_body"/>
      <text:p text:style-name="P6">Keywords as far as TOK_UNARYST have an associated table which either identify them as commands or binary functions,structure modifiers <text:span text:style-name="T1">or</text:span><text:span text:style-name="T2"> identify their precedence level.</text:span></text:p>
      <text:p text:style-name="P7">Anything after TOK_TOKENS is just an straightforward Command entry.</text:p>
      <text:p text:style-name="P7">$83 is reserved for floating point functions like LN and so on, the token is passed as a parameter to the floating point handler, and are all unary functions.</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5983b0" loext:opacity="100%" style:font-name="Droid Sans" fo:font-family="'Droid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style:text-properties style:font-name="Droid Sans" fo:font-family="'Droid Sans'" style:font-style-name="Regular" style:font-family-generic="swiss"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parent-style-name="Standard" style:class="text">
      <style:paragraph-properties fo:margin-left="0.499cm" fo:margin-right="0cm" fo:margin-top="0.199cm" fo:margin-bottom="0.199cm" style:contextual-spacing="true" fo:text-indent="0cm" style:auto-text-indent="false" text:number-lines="false" text:line-number="0"/>
      <style:text-properties fo:color="#ff0000" loext:opacity="100%" style:font-name="Droid Sans" fo:font-family="'Droid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text-properties style:font-name="Droid Sans" fo:font-family="'Droid Sans'" style:font-style-name="Regular" style:font-family-generic="swiss" style:font-pitch="variable" fo:font-size="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loext:graphic-properties draw:fill="none" draw:fill-color="#ff4000"/>
      <style:paragraph-properties fo:text-align="center" style:justify-single-word="false" fo:background-color="transparent" text:number-lines="false" text:line-number="0"/>
      <style:text-properties style:font-name="Droid Sans1" fo:font-family="'Droid Sans'" style:font-style-name="Bold" style:font-family-generic="swiss" style:font-pitch="variable"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style:writing-mode="page"/>
    </style:style>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style-name="TableLine94665183856112">
            <table:table-cell table:style-name="Table1.A1" office:value-type="string">
              <text:p text:style-name="Footer"><text:file-name text:display="name-and-extension">outline.odt</text:file-name></text:p>
            </table:table-cell>
            <table:table-cell table:style-name="Table1.A1" office:value-type="string">
              <text:p text:style-name="MP1">Page <text:page-number text:select-page="current">4</text:page-number><text:s/>of <text:page-count>4</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8:49:19.302256113</meta:creation-date>
    <dc:date>2021-02-21T07:24:11.020689531</dc:date>
    <meta:editing-duration>PT55M22S</meta:editing-duration>
    <meta:editing-cycles>39</meta:editing-cycles>
    <meta:generator>LibreOffice/7.1.0.3$Linux_X86_64 LibreOffice_project/10$Build-3</meta:generator>
    <meta:document-statistic meta:table-count="2" meta:image-count="0" meta:object-count="0" meta:page-count="4" meta:paragraph-count="100" meta:word-count="868" meta:character-count="5373" meta:non-whitespace-character-count="4580"/>
  </office:meta>
</office:document-meta>
</file>